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71%"/>
    </style:style>
    <style:style style:name="P2" style:family="paragraph" style:parent-style-name="Standard">
      <style:text-properties fo:color="#0d0d0d" fo:font-size="12pt" style:font-size-asian="12pt" style:font-size-complex="12pt" fo:background-color="#ffffff"/>
    </style:style>
    <style:style style:name="P3" style:family="paragraph" style:parent-style-name="Standard">
      <style:paragraph-properties fo:line-height="171%"/>
      <style:text-properties fo:color="#0d0d0d" fo:font-size="12pt" style:font-size-asian="12pt" style:font-size-complex="12pt" fo:background-color="#ffffff"/>
    </style:style>
    <style:style style:name="P4" style:family="paragraph" style:parent-style-name="Standard">
      <style:text-properties fo:font-size="12pt" style:font-size-asian="12pt" style:font-size-complex="12pt"/>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7" style:family="paragraph" style:parent-style-name="Standard">
      <loext:graphic-properties draw:fill="solid" draw:fill-color="#ffffff"/>
      <style:paragraph-properties fo:margin-top="0in" fo:margin-bottom="0.2083in" loext:contextual-spacing="false" fo:line-height="100%" fo:background-color="#ffffff" fo:padding="0in" fo:border="none"/>
    </style:style>
    <style:style style:name="P8" style:family="paragraph" style:parent-style-name="Standard">
      <loext:graphic-properties draw:fill="solid" draw:fill-color="#ffffff"/>
      <style:paragraph-properties fo:margin-top="0.2083in" fo:margin-bottom="0.2083in" loext:contextual-spacing="false" fo:line-height="100%" fo:background-color="#ffffff" fo:padding="0in" fo:border="none"/>
    </style:style>
    <style:style style:name="P9" style:family="paragraph" style:parent-style-name="Standard" style:list-style-name="WWNum14">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0" style:family="paragraph" style:parent-style-name="Standard" style:list-style-name="WWNum7">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1" style:family="paragraph" style:parent-style-name="Standard" style:list-style-name="WWNum8">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2" style:family="paragraph" style:parent-style-name="Standard" style:list-style-name="WWNum17">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3" style:family="paragraph" style:parent-style-name="Standard" style:list-style-name="WWNum3">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4" style:family="paragraph" style:parent-style-name="Standard" style:list-style-name="WWNum18">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5" style:family="paragraph" style:parent-style-name="Standard" style:list-style-name="WWNum13">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6" style:family="paragraph" style:parent-style-name="Standard" style:list-style-name="WWNum19">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7" style:family="paragraph" style:parent-style-name="Standard" style:list-style-name="WWNum15">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8" style:family="paragraph" style:parent-style-name="Standard" style:list-style-name="WWNum6">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9" style:family="paragraph" style:parent-style-name="Standard" style:list-style-name="WWNum16">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20" style:family="paragraph" style:parent-style-name="Standard" style:list-style-name="WWNum4">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21" style:family="paragraph" style:parent-style-name="Standard" style:list-style-name="WWNum10">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22" style:family="paragraph" style:parent-style-name="Standard" style:list-style-name="WWNum1">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23" style:family="paragraph" style:parent-style-name="Standard" style:list-style-name="WWNum2">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24" style:family="paragraph" style:parent-style-name="Standard" style:list-style-name="WWNum12">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25" style:family="paragraph" style:parent-style-name="Standard" style:list-style-name="WWNum5">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26" style:family="paragraph" style:parent-style-name="Standard" style:list-style-name="WWNum9">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27" style:family="paragraph" style:parent-style-name="Standard" style:list-style-name="WWNum20">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28" style:family="paragraph" style:parent-style-name="Standard" style:list-style-name="WWNum11">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29" style:family="paragraph" style:parent-style-name="Standard" style:list-style-name="WWNum10">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30" style:family="paragraph" style:parent-style-name="Standard" style:list-style-name="WWNum1">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31" style:family="paragraph" style:parent-style-name="Standard" style:list-style-name="WWNum2">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32" style:family="paragraph" style:parent-style-name="Standard" style:list-style-name="WWNum12">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33" style:family="paragraph" style:parent-style-name="Standard" style:list-style-name="WWNum5">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34" style:family="paragraph" style:parent-style-name="Standard" style:list-style-name="WWNum9">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35" style:family="paragraph" style:parent-style-name="Standard" style:list-style-name="WWNum11">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36"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37"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38"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39" style:family="paragraph" style:parent-style-name="Standard" style:list-style-name="WWNum9">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40" style:family="paragraph" style:parent-style-name="Standard" style:list-style-name="WWNum20">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41"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42" style:family="paragraph" style:parent-style-name="Standard">
      <loext:graphic-properties draw:fill="solid" draw:fill-color="#ffffff"/>
      <style:paragraph-properties fo:margin-top="0.1665in" fo:margin-bottom="0.028in" loext:contextual-spacing="false" fo:line-height="150%" fo:keep-together="auto" fo:background-color="#ffffff" fo:padding="0in" fo:border="none" fo:keep-with-next="auto"/>
    </style:style>
    <style:style style:name="P43" style:family="paragraph" style:parent-style-name="Standard" style:list-style-name="WWNum20">
      <style:paragraph-properties fo:margin-left="1in" fo:margin-right="0in" fo:margin-top="0in" fo:margin-bottom="0in" loext:contextual-spacing="false" fo:line-height="100%" fo:text-indent="-0.25in" style:auto-text-indent="false" fo:padding="0in" fo:border="none"/>
    </style:style>
    <style:style style:name="P44" style:family="paragraph" style:parent-style-name="Standard" style:list-style-name="WWNum20">
      <style:paragraph-properties fo:margin-left="1in" fo:margin-right="0in" fo:margin-top="0in" fo:margin-bottom="0.5in" loext:contextual-spacing="false" fo:line-height="100%" fo:text-indent="-0.25in" style:auto-text-indent="false" fo:padding="0in" fo:border="none"/>
    </style:style>
    <style:style style:name="P45" style:family="paragraph" style:parent-style-name="Heading_20_3">
      <loext:graphic-properties draw:fill="solid" draw:fill-color="#ffffff"/>
      <style:paragraph-properties fo:margin-top="0.1945in" fo:margin-bottom="0.0555in" loext:contextual-spacing="false" fo:line-height="160%" fo:keep-together="auto" fo:background-color="#ffffff" fo:padding="0in" fo:border="none" fo:keep-with-next="auto"/>
      <style:text-properties fo:color="#0d0d0d" fo:font-size="12pt" fo:font-weight="bold" style:font-size-asian="12pt" style:font-weight-asian="bold" style:font-size-complex="12pt"/>
    </style:style>
    <style:style style:name="P46" style:family="paragraph" style:parent-style-name="Heading_20_3">
      <loext:graphic-properties draw:fill="solid" draw:fill-color="#ffffff"/>
      <style:paragraph-properties fo:margin-top="0.1945in" fo:margin-bottom="0.0555in" loext:contextual-spacing="false" fo:line-height="160%" fo:keep-together="auto" fo:background-color="#ffffff" fo:padding="0in" fo:border="none" fo:keep-with-next="auto"/>
      <style:text-properties fo:color="#0d0d0d" fo:font-size="12pt" fo:font-weight="bold" style:font-size-asian="12pt" style:font-weight-asian="bold" style:font-size-complex="12pt" fo:background-color="#ffffff"/>
    </style:style>
    <style:style style:name="P47" style:family="paragraph" style:parent-style-name="Heading_20_3">
      <loext:graphic-properties draw:fill="solid" draw:fill-color="#ffffff"/>
      <style:paragraph-properties fo:margin-top="0.1945in" fo:margin-bottom="0.0555in" loext:contextual-spacing="false" fo:line-height="160%" fo:keep-together="auto" fo:background-color="#ffffff" fo:padding="0in" fo:border="none" fo:keep-with-next="auto"/>
    </style:style>
    <style:style style:name="P48" style:family="paragraph" style:parent-style-name="Heading_20_3">
      <loext:graphic-properties draw:fill="solid" draw:fill-color="#ffffff"/>
      <style:paragraph-properties fo:margin-top="0.1945in" fo:margin-bottom="0.0555in" loext:contextual-spacing="false" fo:line-height="160%" fo:keep-together="auto" fo:break-before="page" fo:background-color="#ffffff" fo:padding="0in" fo:border="none" fo:keep-with-next="auto"/>
    </style:style>
    <style:style style:name="P49" style:family="paragraph" style:parent-style-name="Heading_20_3" style:master-page-name="Standard">
      <loext:graphic-properties draw:fill="solid" draw:fill-color="#ffffff"/>
      <style:paragraph-properties fo:margin-top="0.1945in" fo:margin-bottom="0.0555in" loext:contextual-spacing="false" fo:line-height="160%" fo:keep-together="auto" style:page-number="1" fo:background-color="#ffffff" fo:padding="0in" fo:border="none" fo:keep-with-next="auto"/>
    </style:style>
    <style:style style:name="P50" style:family="paragraph" style:parent-style-name="Heading_20_3">
      <loext:graphic-properties draw:fill="solid" draw:fill-color="#ffffff"/>
      <style:paragraph-properties fo:margin-top="0.1665in" fo:margin-bottom="0.028in" loext:contextual-spacing="false" fo:line-height="150%" fo:keep-together="auto" fo:background-color="#ffffff"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color="#0d0d0d" fo:font-size="12pt" fo:font-weight="bold" style:font-size-asian="12pt" style:font-weight-asian="bold" style:font-size-complex="12pt"/>
    </style:style>
    <style:style style:name="T3" style:family="text">
      <style:text-properties fo:color="#0d0d0d" fo:font-size="12pt" fo:font-weight="bold" style:font-size-asian="12pt" style:font-weight-asian="bold" style:font-size-complex="12pt" fo:background-color="#ffffff"/>
    </style:style>
    <style:style style:name="T4" style:family="text">
      <style:text-properties fo:color="#0d0d0d" fo:font-size="12pt" style:font-size-asian="12pt" style:font-size-complex="12pt"/>
    </style:style>
    <style:style style:name="T5" style:family="text">
      <style:text-properties fo:color="#0d0d0d" fo:font-size="12pt" style:font-size-asian="12pt" style:font-size-complex="12pt" fo:background-color="#ffffff"/>
    </style:style>
    <style:style style:name="T6" style:family="text">
      <style:text-properties style:font-name="Arial" style:font-name-asian="Arial1" style:font-name-complex="Arial1"/>
    </style:style>
    <style:style style:name="T7" style:family="text">
      <style:text-properties style:font-name="Arial" style:font-name-asian="Arial1" style:font-name-complex="Arial1" fo:background-color="#ffffff"/>
    </style:style>
    <style:style style:name="T8" style:family="text">
      <style:text-properties fo:color="#ffffff" fo:font-size="12pt" fo:font-weight="bold" fo:background-color="#434343" loext:char-shading-value="0"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background-color="#fff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19dp81wl3men" text:style-name="Index_20_Link" text:visited-style-name="Index_20_Link"><text:span text:style-name="T1">Function: get_pokemon_stats<text:tab/>2</text:span></text:a></text:p>
          <text:p text:style-name="P5"><text:a xlink:type="simple" xlink:href="#_m0ym0uncq6ik" text:style-name="Index_20_Link" text:visited-style-name="Index_20_Link"><text:span text:style-name="T1">Function: get_pokemon_by_generation<text:tab/>2</text:span></text:a></text:p>
          <text:p text:style-name="P5"><text:a xlink:type="simple" xlink:href="#_xmi7l6txokgh" text:style-name="Index_20_Link" text:visited-style-name="Index_20_Link"><text:span text:style-name="T1">Function: get_effectiveness<text:tab/>3</text:span></text:a></text:p>
          <text:p text:style-name="P5"><text:a xlink:type="simple" xlink:href="#_ga9k9kvi7z78" text:style-name="Index_20_Link" text:visited-style-name="Index_20_Link"><text:span text:style-name="T1">Function: get_pokemon_abilities<text:tab/>3</text:span></text:a></text:p>
          <text:p text:style-name="P5"><text:a xlink:type="simple" xlink:href="#_lbncmmvj4vvi" text:style-name="Index_20_Link" text:visited-style-name="Index_20_Link"><text:span text:style-name="T1">Function: get_pokemon_by_type<text:tab/>4</text:span></text:a></text:p>
          <text:p text:style-name="P5"><text:a xlink:type="simple" xlink:href="#_kbv6j05uwzq" text:style-name="Index_20_Link" text:visited-style-name="Index_20_Link"><text:span text:style-name="T1">Trigger: check_weight_height<text:tab/>5</text:span></text:a></text:p>
          <text:p text:style-name="P5"><text:a xlink:type="simple" xlink:href="#_4000xhzqsdr" text:style-name="Index_20_Link" text:visited-style-name="Index_20_Link"><text:span text:style-name="T1">Trigger: prevent_duplicate_type<text:tab/>5</text:span></text:a></text:p>
          <text:p text:style-name="P5"><text:a xlink:type="simple" xlink:href="#_dlkt48mnc214" text:style-name="Index_20_Link" text:visited-style-name="Index_20_Link"><text:span text:style-name="T1">Trigger: check_stat_value<text:tab/>6</text:span></text:a></text:p>
          <text:p text:style-name="P5"><text:a xlink:type="simple" xlink:href="#_h5n68pqz9hn" text:style-name="Index_20_Link" text:visited-style-name="Index_20_Link"><text:span text:style-name="T1">Procedure: type_change<text:tab/>7</text:span></text:a></text:p>
          <text:p text:style-name="P5"><text:a xlink:type="simple" xlink:href="#_wizpdpxiq6n" text:style-name="Index_20_Link" text:visited-style-name="Index_20_Link"><text:span text:style-name="T1">Procedure: update_pokemon_weight_and_height<text:tab/>7</text:span></text:a></text:p>
        </text:index-body>
      </text:table-of-content>
      <text:p text:style-name="P45"><text:bookmark text:name="_w4hta8zc2han"/></text:p>
      <text:p text:style-name="P48"><text:bookmark text:name="_19dp81wl3men"/><text:span text:style-name="T2">Function: get_pokemon_stats</text:span></text:p>
      <text:p text:style-name="Standard"><text:span text:style-name="T4">Purpose:</text:span></text:p>
      <text:p text:style-name="P7"><text:span text:style-name="T4">This function retrieves the stats of a given Pokémon based on its ID.</text:span></text:p>
      <text:p text:style-name="P8"><text:span text:style-name="T4">Parameters:</text:span></text:p>
      <text:list xml:id="list3031548488" text:style-name="WWNum14">
        <text:list-item>
          <text:p text:style-name="P9"><text:span text:style-name="T4">p_id (int): The ID of the Pokémon for which stats are to be retrieved.</text:span></text:p>
        </text:list-item>
      </text:list>
      <text:p text:style-name="P8"><text:span text:style-name="T4">Returns:</text:span></text:p>
      <text:list xml:id="list1390455378" text:style-name="WWNum10">
        <text:list-item>
          <text:p text:style-name="P21"><text:span text:style-name="T4">stat_name (name): The name of the stat.</text:span></text:p>
        </text:list-item>
        <text:list-item>
          <text:p text:style-name="P29"><text:span text:style-name="T4">stat_value (int): The value of the stat.</text:span></text:p>
        </text:list-item>
      </text:list>
      <text:p text:style-name="P8"><text:span text:style-name="T4">Example Usage:</text:span></text:p>
      <text:p text:style-name="P1"><text:span text:style-name="T5">SELECT * FROM get_pokemon_stats(1);</text:span></text:p>
      <text:p text:style-name="P3"/>
      <text:p text:style-name="Standard"><text:span text:style-name="T4">Description:</text:span></text:p>
      <text:p text:style-name="P8"><text:span text:style-name="T4">The function joins the </text:span><text:span text:style-name="T2">pokemon_stat</text:span><text:span text:style-name="T4"> table with the </text:span><text:span text:style-name="T2">stat</text:span><text:span text:style-name="T4"> table to fetch the names and values of the stats for a given Pokémon ID.</text:span></text:p>
      <text:p text:style-name="P4"/>
      <text:p text:style-name="P47"><text:bookmark text:name="_m0ym0uncq6ik"/><text:span text:style-name="T2">Function: get_pokemon_by_generation</text:span></text:p>
      <text:p text:style-name="Standard"><text:span text:style-name="T4">Purpose:</text:span></text:p>
      <text:p text:style-name="P7"><text:span text:style-name="T4">This function retrieves all Pokémon that belong to a specific generation, including their names and other details.</text:span></text:p>
      <text:p text:style-name="P8"><text:span text:style-name="T4">Parameters:</text:span></text:p>
      <text:list xml:id="list2859923953" text:style-name="WWNum7">
        <text:list-item>
          <text:p text:style-name="P10"><text:span text:style-name="T4">gen (int): The generation number.</text:span></text:p>
        </text:list-item>
      </text:list>
      <text:p text:style-name="P8"><text:span text:style-name="T4">Returns:</text:span></text:p>
      <text:list xml:id="list684269105" text:style-name="WWNum1">
        <text:list-item>
          <text:p text:style-name="P22"><text:span text:style-name="T4">pokemon_id (int): The ID of the Pokémon.</text:span></text:p>
        </text:list-item>
        <text:list-item>
          <text:p text:style-name="P36"><text:soft-page-break/><text:span text:style-name="T4">pokemon_name (name): The name of the Pokémon.</text:span></text:p>
        </text:list-item>
        <text:list-item>
          <text:p text:style-name="P36"><text:span text:style-name="T4">pokedex_info (text): Information from the Pokédex about the Pokémon.</text:span></text:p>
        </text:list-item>
        <text:list-item>
          <text:p text:style-name="P36"><text:span text:style-name="T4">weight (numeric): The weight of the Pokémon.</text:span></text:p>
        </text:list-item>
        <text:list-item>
          <text:p text:style-name="P30"><text:span text:style-name="T4">height (numeric): The height of the Pokémon.</text:span></text:p>
        </text:list-item>
      </text:list>
      <text:p text:style-name="P8"><text:span text:style-name="T4">Example Usage:</text:span></text:p>
      <text:p text:style-name="Standard"><text:span text:style-name="T9">SELECT * FROM get_pokemon_by_generation(1);</text:span></text:p>
      <text:p text:style-name="P4"/>
      <text:p text:style-name="Standard"><text:span text:style-name="T5">Description:</text:span></text:p>
      <text:p text:style-name="Standard"><text:span text:style-name="T5">The function joins the </text:span><text:span text:style-name="T3">pokemon</text:span><text:span text:style-name="T5"> table with the </text:span><text:span text:style-name="T3">species </text:span><text:span text:style-name="T5">table to fetch the details of Pokémon from a specific generation, ensuring that the species name (i.e., the Pokémon name) is included in the results.</text:span></text:p>
      <text:p text:style-name="P46"><text:bookmark text:name="_kr5kebignw2i"/></text:p>
      <text:p text:style-name="P47"><text:bookmark text:name="_xmi7l6txokgh"/><text:span text:style-name="T3">Function: get_effectiveness</text:span></text:p>
      <text:p text:style-name="Standard"><text:span text:style-name="T5">Purpose:</text:span></text:p>
      <text:p text:style-name="P7"><text:span text:style-name="T5">This function retrieves the effectiveness multiplier of one type attacking another type.</text:span></text:p>
      <text:p text:style-name="P8"><text:span text:style-name="T5">Parameters:</text:span></text:p>
      <text:list xml:id="list1037070933" text:style-name="WWNum2">
        <text:list-item>
          <text:p text:style-name="P23"><text:span text:style-name="T5">attacker (int): The ID of the attacking type.</text:span></text:p>
        </text:list-item>
        <text:list-item>
          <text:p text:style-name="P31"><text:span text:style-name="T5">defender (int): The ID of the defending type.</text:span></text:p>
        </text:list-item>
      </text:list>
      <text:p text:style-name="P8"><text:span text:style-name="T5">Returns:</text:span></text:p>
      <text:list xml:id="list3501356306" text:style-name="WWNum8">
        <text:list-item>
          <text:p text:style-name="P11"><text:span text:style-name="T5">multiplier (numeric): The effectiveness multiplier.</text:span></text:p>
        </text:list-item>
      </text:list>
      <text:p text:style-name="P8"><text:span text:style-name="T5">Example Usage:</text:span></text:p>
      <text:p text:style-name="Standard"><text:span text:style-name="T5">SELECT get_effectiveness(1, 2);</text:span></text:p>
      <text:p text:style-name="P2"/>
      <text:p text:style-name="Standard"><text:soft-page-break/><text:span text:style-name="T5">Description:</text:span></text:p>
      <text:p text:style-name="P8"><text:span text:style-name="T5">The function queries the effectiveness table to find the multiplier for the effectiveness of one type attacking another. If no specific entry is found, it returns a default multiplier of 1.</text:span></text:p>
      <text:p text:style-name="P47"><text:bookmark text:name="_ga9k9kvi7z78"/><text:span text:style-name="T3">Function: get_pokemon_abilities</text:span></text:p>
      <text:p text:style-name="Standard"><text:span text:style-name="T5">Purpose:</text:span></text:p>
      <text:p text:style-name="P7"><text:span text:style-name="T5">This function retrieves all abilities of a given Pokémon, including whether they are hidden and the name of the Pokémon.</text:span></text:p>
      <text:p text:style-name="P8"><text:span text:style-name="T5">Parameters:</text:span></text:p>
      <text:list xml:id="list4017624211" text:style-name="WWNum17">
        <text:list-item>
          <text:p text:style-name="P12"><text:span text:style-name="T5">p_id (int): The ID of the Pokémon.</text:span></text:p>
        </text:list-item>
      </text:list>
      <text:p text:style-name="P8"><text:span text:style-name="T5">Returns:</text:span></text:p>
      <text:list xml:id="list709634219" text:style-name="WWNum12">
        <text:list-item>
          <text:p text:style-name="P24"><text:span text:style-name="T5">pokemon_name (name): The name of the Pokémon.</text:span></text:p>
        </text:list-item>
        <text:list-item>
          <text:p text:style-name="P37"><text:span text:style-name="T5">ability_name (name): The name of the ability.</text:span></text:p>
        </text:list-item>
        <text:list-item>
          <text:p text:style-name="P37"><text:span text:style-name="T5">effect (text): The effect of the ability.</text:span></text:p>
        </text:list-item>
        <text:list-item>
          <text:p text:style-name="P32"><text:span text:style-name="T5">is_hidden (boolean): Indicates if the ability is hidden.</text:span></text:p>
        </text:list-item>
      </text:list>
      <text:p text:style-name="P8"><text:span text:style-name="T5">Example Usage:</text:span></text:p>
      <text:p text:style-name="Standard"><text:span text:style-name="T5">SELECT * FROM get_pokemon_abilities(1);</text:span></text:p>
      <text:p text:style-name="P2"/>
      <text:p text:style-name="Standard"><text:span text:style-name="T5">Description:</text:span></text:p>
      <text:p text:style-name="P8"><text:span text:style-name="T5">The function joins the </text:span><text:span text:style-name="T3">pokemon, species, pokemon_ability</text:span><text:span text:style-name="T5">, and </text:span><text:span text:style-name="T3">ability</text:span><text:span text:style-name="T5"> tables to fetch the abilities of a given Pokémon, including the species name, ability names, their effects, and whether the abilities are hidden.</text:span></text:p>
      <text:p text:style-name="P47"><text:bookmark text:name="_lbncmmvj4vvi"/><text:span text:style-name="T3">Function: get_pokemon_by_type</text:span></text:p>
      <text:p text:style-name="Standard"><text:span text:style-name="T5">Purpose:</text:span></text:p>
      <text:p text:style-name="P7"><text:span text:style-name="T5">This function retrieves all Pokémon that belong to a specific type, including their names and other details.</text:span></text:p>
      <text:p text:style-name="P8"><text:span text:style-name="T5">Parameters:</text:span></text:p>
      <text:list xml:id="list1911855926" text:style-name="WWNum3">
        <text:list-item>
          <text:p text:style-name="P13"><text:soft-page-break/><text:span text:style-name="T5">t_id (int): The ID of the type.</text:span></text:p>
        </text:list-item>
      </text:list>
      <text:p text:style-name="P8"><text:span text:style-name="T5">Returns:</text:span></text:p>
      <text:list xml:id="list3822109522" text:style-name="WWNum5">
        <text:list-item>
          <text:p text:style-name="P25"><text:span text:style-name="T5">pokemon_id (int): The ID of the Pokémon.</text:span></text:p>
        </text:list-item>
        <text:list-item>
          <text:p text:style-name="P38"><text:span text:style-name="T5">pokemon_name (name): The name of the Pokémon.</text:span></text:p>
        </text:list-item>
        <text:list-item>
          <text:p text:style-name="P38"><text:span text:style-name="T5">pokedex_info (text): Information from the Pokédex about the Pokémon.</text:span></text:p>
        </text:list-item>
        <text:list-item>
          <text:p text:style-name="P38"><text:span text:style-name="T5">weight (numeric): The weight of the Pokémon.</text:span></text:p>
        </text:list-item>
        <text:list-item>
          <text:p text:style-name="P33"><text:span text:style-name="T5">height (numeric): The height of the Pokémon.</text:span></text:p>
        </text:list-item>
      </text:list>
      <text:p text:style-name="P8"><text:span text:style-name="T5">Example Usage:</text:span></text:p>
      <text:p text:style-name="Standard"><text:span text:style-name="T5">SELECT * FROM get_pokemon_by_type(1);</text:span></text:p>
      <text:p text:style-name="P2"/>
      <text:p text:style-name="Standard"><text:span text:style-name="T5">Description:</text:span></text:p>
      <text:p text:style-name="Standard"><text:span text:style-name="T5">The function joins the </text:span><text:span text:style-name="T3">pokemon</text:span><text:span text:style-name="T5">, </text:span><text:span text:style-name="T3">pokemon_type</text:span><text:span text:style-name="T5">, and </text:span><text:span text:style-name="T3">species</text:span><text:span text:style-name="T5"> tables to fetch details of Pokémon of a specific type, ensuring that the species name is included in the results.</text:span></text:p>
      <text:p text:style-name="P2"/>
      <text:p text:style-name="P2"/>
      <text:p text:style-name="P47"><text:bookmark text:name="_kbv6j05uwzq"/><text:span text:style-name="T3">Trigger: check_weight_height</text:span></text:p>
      <text:p text:style-name="Standard"><text:span text:style-name="T5">Purpose:</text:span></text:p>
      <text:p text:style-name="P7"><text:span text:style-name="T5">This trigger ensures that the weight and height of a Pokémon are positive values when a new Pokémon is inserted or an existing Pokémon is updated.</text:span></text:p>
      <text:p text:style-name="P8"><text:span text:style-name="T5">Trigger Timing:</text:span></text:p>
      <text:list xml:id="list272789318" text:style-name="WWNum18">
        <text:list-item>
          <text:p text:style-name="P14"><text:span text:style-name="T5">Before INSERT or UPDATE on the pokemon table.</text:span></text:p>
        </text:list-item>
      </text:list>
      <text:p text:style-name="P8"><text:span text:style-name="T5">Trigger Function:</text:span></text:p>
      <text:list xml:id="list2724822980" text:style-name="WWNum13">
        <text:list-item>
          <text:p text:style-name="P15"><text:span text:style-name="T5">check_pokemon_weight_height</text:span></text:p>
        </text:list-item>
      </text:list>
      <text:p text:style-name="Standard"><text:soft-page-break/><text:span text:style-name="T5">Example Usage:</text:span></text:p>
      <text:p text:style-name="P8"><text:span text:style-name="T5">This trigger is automatically invoked when inserting or updating the pokemon table.</text:span></text:p>
      <text:p text:style-name="Standard"><text:span text:style-name="T5">Description:</text:span></text:p>
      <text:p text:style-name="Standard"><text:span text:style-name="T5">This trigger function checks the weight and height fields of the pokemon table before an INSERT or UPDATE operation. If either the weight or height is less than or equal to zero, an exception is raised, preventing the operation from proceeding. This ensures that only valid positive values for weight and height are stored in the database.</text:span></text:p>
      <text:p text:style-name="P2"/>
      <text:p text:style-name="P47"><text:bookmark text:name="_4000xhzqsdr"/><text:span text:style-name="T3">Trigger: prevent_duplicate_type</text:span></text:p>
      <text:p text:style-name="Standard"><text:span text:style-name="T5">Purpose:</text:span></text:p>
      <text:p text:style-name="P7"><text:span text:style-name="T5">This trigger ensures that a Pokémon cannot have duplicate entries for the same type in the pokemon_type table.</text:span></text:p>
      <text:p text:style-name="P8"><text:span text:style-name="T5">Trigger Timing:</text:span></text:p>
      <text:list xml:id="list1696820851" text:style-name="WWNum19">
        <text:list-item>
          <text:p text:style-name="P16"><text:span text:style-name="T5">Before INSERT on the pokemon_type table.</text:span></text:p>
        </text:list-item>
      </text:list>
      <text:p text:style-name="P8"><text:span text:style-name="T5">Trigger Function:</text:span></text:p>
      <text:list xml:id="list4133057670" text:style-name="WWNum15">
        <text:list-item>
          <text:p text:style-name="P17"><text:span text:style-name="T5">prevent_duplicate_pokemon_type</text:span></text:p>
        </text:list-item>
      </text:list>
      <text:p text:style-name="Standard"><text:span text:style-name="T5">Example Usage:</text:span></text:p>
      <text:p text:style-name="P8"><text:span text:style-name="T5">This trigger is automatically invoked when inserting into the pokemon_type table.</text:span></text:p>
      <text:p text:style-name="Standard"><text:span text:style-name="T5">Description:</text:span></text:p>
      <text:p text:style-name="Standard"><text:span text:style-name="T5">This trigger function checks for existing entries in the pokemon_type table with the same pokemon_id and type_id as the new row being inserted. If a duplicate entry is found, it raises an exception, preventing the insertion. This ensures that each Pokémon can only have unique types, maintaining the integrity of the pokemon_type table.</text:span></text:p>
      <text:p text:style-name="P2"/>
      <text:p text:style-name="P47"><text:bookmark text:name="_dlkt48mnc214"/><text:span text:style-name="T3">Trigger: check_stat_value</text:span></text:p>
      <text:p text:style-name="Standard"><text:span text:style-name="T5">Purpose:</text:span></text:p>
      <text:p text:style-name="P7"><text:span text:style-name="T5">This trigger ensures that the stat values for Pokémon are within a valid range (e.g., 0 to 255) whenever an insert or update operation is performed on the pokemon_stat table.</text:span></text:p>
      <text:p text:style-name="P8"><text:span text:style-name="T5">Trigger Timing:</text:span></text:p>
      <text:list xml:id="list3098591845" text:style-name="WWNum6">
        <text:list-item>
          <text:p text:style-name="P18"><text:soft-page-break/><text:span text:style-name="T5">Before INSERT or UPDATE on the pokemon_stat table.</text:span></text:p>
        </text:list-item>
      </text:list>
      <text:p text:style-name="P8"><text:span text:style-name="T5">Trigger Function:</text:span></text:p>
      <text:list xml:id="list2414957854" text:style-name="WWNum16">
        <text:list-item>
          <text:p text:style-name="P19"><text:span text:style-name="T5">validate_stat_value</text:span></text:p>
        </text:list-item>
      </text:list>
      <text:p text:style-name="Standard"><text:span text:style-name="T5">Example Usage:</text:span></text:p>
      <text:p text:style-name="P8"><text:span text:style-name="T5">This trigger is automatically invoked when inserting or updating the pokemon_stat table.</text:span></text:p>
      <text:p text:style-name="Standard"><text:span text:style-name="T5">Description:</text:span></text:p>
      <text:p text:style-name="Standard"><text:span text:style-name="T5">This trigger function validate_stat_value checks whether the value being inserted or updated in the pokemon_stat table falls within the valid range of 0 to 255. If the value is outside this range, an exception is raised with an appropriate error message. This ensures that only valid stat values are allowed in the database, maintaining data integrity and consistency.</text:span></text:p>
      <text:p text:style-name="P2"/>
      <text:p text:style-name="P50"><text:bookmark text:name="_h5n68pqz9hn"/><text:span text:style-name="T10">Procedure: type_change</text:span></text:p>
      <text:p text:style-name="P42"><text:span text:style-name="T9">Purpose:</text:span></text:p>
      <text:p text:style-name="P7"><text:span text:style-name="T5">The type_change procedure updates or inserts up to two types for a specified Pokémon.</text:span></text:p>
      <text:p text:style-name="P8"><text:span text:style-name="T5">Parameters:</text:span></text:p>
      <text:list xml:id="list1596077249" text:style-name="WWNum9">
        <text:list-item>
          <text:p text:style-name="P26"><text:span text:style-name="T5">poke (int): The ID of the Pokémon whose types are to be updated.</text:span></text:p>
        </text:list-item>
        <text:list-item>
          <text:p text:style-name="P39"><text:span text:style-name="T5">type1 (int): The ID of the primary type to be set for the Pokémon.</text:span></text:p>
        </text:list-item>
        <text:list-item>
          <text:p text:style-name="P34"><text:span text:style-name="T5">type2 (int, default NULL): The ID of the secondary type to be set for the Pokémon. This parameter is optional.</text:span></text:p>
        </text:list-item>
      </text:list>
      <text:p text:style-name="P8"><text:span text:style-name="T5">Logic:</text:span></text:p>
      <text:list xml:id="list632547201" text:style-name="WWNum20">
        <text:list-item>
          <text:p text:style-name="P27"><text:span text:style-name="T5">Update or Insert the First Type:</text:span></text:p>
          <text:list>
            <text:list-item>
              <text:p text:style-name="P43"><text:span text:style-name="T5">The procedure first checks if there is an existing type entry for the given Pokémon using a subquery with LIMIT 1.</text:span></text:p>
            </text:list-item>
            <text:list-item>
              <text:p text:style-name="P43"><text:span text:style-name="T5">If an entry exists, it updates the primary type.</text:span></text:p>
            </text:list-item>
            <text:list-item>
              <text:p text:style-name="P43"><text:span text:style-name="T5">If no entry exists, it inserts the primary type.</text:span></text:p>
            </text:list-item>
          </text:list>
        </text:list-item>
        <text:list-item>
          <text:p text:style-name="P40"><text:span text:style-name="T5">Update or Insert the Second Type (if provided):</text:span></text:p>
          <text:list>
            <text:list-item>
              <text:p text:style-name="P43"><text:soft-page-break/><text:span text:style-name="T5">The procedure checks if the type2 parameter is provided (type2 IS NOT NULL).</text:span></text:p>
            </text:list-item>
            <text:list-item>
              <text:p text:style-name="P43"><text:span text:style-name="T5">If there are more than one type entry for the Pokémon (COUNT(*) &gt; 1), it updates the secondary type.</text:span></text:p>
            </text:list-item>
            <text:list-item>
              <text:p text:style-name="P44"><text:span text:style-name="T5">If no secondary type entry exists, it inserts the secondary type.</text:span></text:p>
            </text:list-item>
          </text:list>
        </text:list-item>
      </text:list>
      <text:p text:style-name="P50"><text:bookmark text:name="_wizpdpxiq6n"/><text:span text:style-name="T10">Procedure: update_pokemon_weight_and_height </text:span></text:p>
      <text:p text:style-name="Standard"><text:span text:style-name="T5">Purpose:</text:span></text:p>
      <text:p text:style-name="P7"><text:span text:style-name="T5">The update_pokemon_weight_and_height procedure updates the weight and height of a specified Pokémon.</text:span></text:p>
      <text:p text:style-name="P8"><text:span text:style-name="T5">Parameters:</text:span></text:p>
      <text:list xml:id="list3366206723" text:style-name="WWNum11">
        <text:list-item>
          <text:p text:style-name="P28"><text:span text:style-name="T5">poke_id (int): The ID of the Pokémon whose weight and height are to be updated.</text:span></text:p>
        </text:list-item>
        <text:list-item>
          <text:p text:style-name="P41"><text:span text:style-name="T5">new_weight (numeric): The new weight of the Pokémon.</text:span></text:p>
        </text:list-item>
        <text:list-item>
          <text:p text:style-name="P35"><text:span text:style-name="T5">new_height (numeric): The new height of the Pokémon.</text:span></text:p>
        </text:list-item>
      </text:list>
      <text:p text:style-name="P8"><text:span text:style-name="T5">Logic:</text:span></text:p>
      <text:list xml:id="list2836482602" text:style-name="WWNum4">
        <text:list-item>
          <text:p text:style-name="P20"><text:span text:style-name="T5">The procedure updates the weight and height columns in the pokemon table for the Pokémon identified by poke_i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3" style:display-name="ListLabel 173"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6" meta:word-count="1092" meta:character-count="7008" meta:non-whitespace-character-count="6095"/>
    <meta:generator>LibreOfficeDev/6.0.5.2$Linux_X86_64 LibreOffice_project/</meta:generator>
  </office:meta>
</office:document-meta>
</file>